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8402in"/>
    </style:style>
    <style:style style:name="co7" style:family="table-column">
      <style:table-column-properties fo:break-before="auto" style:column-width="1.681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117"/>
    <style:style style:name="ce6" style:family="table-cell" style:parent-style-name="Default" style:data-style-name="N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table:style-name="ce1" office:value-type="string">
            <text:p>Wave dispersion test case determination of parameter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To be fixed:</text:p>
          </table:table-cell>
          <table:table-cell table:number-columns-repeated="4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B0</text:p>
          </table:table-cell>
          <table:table-cell table:style-name="ce4" office:value-type="float" office:value="0.0000000001">
            <text:p>1.00E-010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Density</text:p>
          </table:table-cell>
          <table:table-cell table:style-name="ce4" office:value-type="float" office:value="10">
            <text:p>1.00E+001</text:p>
          </table:table-cell>
          <table:table-cell office:value-type="string">
            <text:p>m⁻³</text:p>
          </table:table-cell>
          <table:table-cell table:number-columns-repeated="2"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4" office:value-type="float" office:value="100000">
            <text:p>1.00E+00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2">
          <table:table-cell table:number-columns-repeated="5"/>
          <table:table-cell office:value-type="string">
            <text:p>gamma</text:p>
          </table:table-cell>
          <table:table-cell table:style-name="ce6" office:value-type="float" office:value="1.66666666666667">
            <text:p>1.6666666667</text:p>
          </table:table-cell>
          <table:table-cell/>
        </table:table-row>
        <table:table-row table:style-name="ro2">
          <table:table-cell table:style-name="ce2" office:value-type="string">
            <text:p>Grid parameters</text:p>
          </table:table-cell>
          <table:table-cell table:number-columns-repeated="4"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2">
          <table:table-cell table:style-name="ce3" office:value-type="string">
            <text:p>Total length</text:p>
          </table:table-cell>
          <table:table-cell table:style-name="ce4" office:value-type="float" office:value="5000000000">
            <text:p>5.00E+009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p/rho adim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 office:value-type="string">
            <text:p>x length</text:p>
          </table:table-cell>
          <table:table-cell office:value-type="float" office:value="5000">
            <text:p>50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4">
          <table:table-cell office:value-type="string">
            <text:p>dx</text:p>
          </table:table-cell>
          <table:table-cell table:style-name="ce4" table:formula="of:=[.B9]/[.B10]" office:value-type="float" office:value="1000000">
            <text:p>1.00E+006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epsilon0</text:p>
          </table:table-cell>
          <table:table-cell table:style-name="ce4" office:value-type="float" office:value="0.00000000000885418781762">
            <text:p>8.85E-012</text:p>
          </table:table-cell>
          <table:table-cell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150000">
            <text:p>150000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2">
          <table:table-cell office:value-type="string">
            <text:p>3 v_th =</text:p>
          </table:table-cell>
          <table:table-cell table:formula="of:=3*[.B21]" office:value-type="float" office:value="121893.140096723">
            <text:p>121893.140096723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2">
          <table:table-cell office:value-type="string">
            <text:p>v_max</text:p>
          </table:table-cell>
          <table:table-cell table:formula="of:=SQRT(3*[.B12]*[.B12])" office:value-type="float" office:value="259807.621135332">
            <text:p>259807.621135332</text:p>
          </table:table-cell>
          <table:table-cell office:value-type="string">
            <text:p>m/s</text:p>
          </table:table-cell>
          <table:table-cell table:number-columns-repeated="2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velocity box length</text:p>
          </table:table-cell>
          <table:table-cell office:value-type="float" office:value="20">
            <text:p>20</text:p>
          </table:table-cell>
          <table:table-cell office:value-type="string">
            <text:p>blocks</text:p>
          </table:table-cell>
          <table:table-cell table:number-columns-repeated="2"/>
          <table:table-cell office:value-type="string">
            <text:p>Total spatial cells</text:p>
          </table:table-cell>
          <table:table-cell table:formula="of:=[.B10]*b#ref!" office:value-type="string" office:string-value="Err:509">
            <text:p>Err:509</text:p>
          </table:table-cell>
          <table:table-cell/>
        </table:table-row>
        <table:table-row table:style-name="ro2">
          <table:table-cell/>
          <table:table-cell table:formula="of:=[.B15]*4" office:value-type="float" office:value="80">
            <text:p>8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ax. cells per proc.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Total proc. Needed</text:p>
          </table:table-cell>
          <table:table-cell table:formula="of:=[.G15]/[.G16]" office:value-type="float" office:value="0">
            <text:p>Err:509</text:p>
          </table:table-cell>
          <table:table-cell/>
        </table:table-row>
        <table:table-row table:style-name="ro2">
          <table:table-cell table:style-name="ce2" office:value-type="string">
            <text:p>Consequences</text:p>
          </table:table-cell>
          <table:table-cell table:number-columns-repeated="7"/>
        </table:table-row>
        <table:table-row table:style-name="ro2">
          <table:table-cell office:value-type="string">
            <text:p>Alfvén velocity</text:p>
          </table:table-cell>
          <table:table-cell table:style-name="ce4" table:formula="of:=SQRT([.B4]*[.B4]/([.G4]*[.B5]*[.G5]))" office:value-type="float" office:value="689757.137610624">
            <text:p>6.90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office:value-type="string">
            <text:p>Sound velocity</text:p>
          </table:table-cell>
          <table:table-cell table:style-name="ce4" table:formula="of:=SQRT([.G7]*[.G8]*[.B6]/[.G5])" office:value-type="float" office:value="37090.901353396">
            <text:p>3.71E+004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6]*[.$B$4]/([.$G$5])" office:value-type="float" office:value="0.00957883375793323">
            <text:p>9.58E-003</text:p>
          </table:table-cell>
          <table:table-cell/>
        </table:table-row>
        <table:table-row table:style-name="ro2">
          <table:table-cell office:value-type="string">
            <text:p>Thermal velocity</text:p>
          </table:table-cell>
          <table:table-cell table:style-name="ce4" table:formula="of:=SQRT(2*[.G8]*[.B6]/[.G5])" office:value-type="float" office:value="40631.0466989077">
            <text:p>4.06E+004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period</text:p>
          </table:table-cell>
          <table:table-cell table:style-name="ce4" table:formula="of:=2*PI()/[.G20]" office:value-type="float" office:value="655.944707462517">
            <text:p>6.56E+002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Larmor rad apprx</text:p>
          </table:table-cell>
          <table:table-cell table:style-name="ce4" table:formula="of:=[.B21]/[.G20]" office:value-type="float" office:value="4241752.98639638">
            <text:p>4.24E+006</text:p>
          </table:table-cell>
          <table:table-cell/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Beta</text:p>
          </table:table-cell>
          <table:table-cell table:style-name="ce7" table:formula="of:=[.B5]*[.G8]*[.B6]*2*[.G4]/([.B4]*[.B4])" office:value-type="float" office:value="0.00346995317439133">
            <text:p>3.47E-003</text:p>
          </table:table-cell>
          <table:table-cell/>
        </table:table-row>
        <table:table-row table:style-name="ro2">
          <table:table-cell office:value-type="string">
            <text:p>acceleration</text:p>
          </table:table-cell>
          <table:table-cell table:style-name="ce4" table:formula="of:=(2*[.B12]/[.B16])/([.G6]/[.G5]*[.B14]*[.B4])" office:value-type="float" office:value="1.50683862926283">
            <text:p>1.51E+000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plasma frequency</text:p>
          </table:table-cell>
          <table:table-cell table:style-name="ce7" table:formula="of:=SQRT([.$B$5]*[.$G$6]*[.$G$6]/([.$G$11]*[.$G$5]))" office:value-type="float" office:value="4.16329452857458">
            <text:p>4.16E+000</text:p>
          </table:table-cell>
          <table:table-cell/>
        </table:table-row>
        <table:table-row table:style-name="ro2">
          <table:table-cell office:value-type="string">
            <text:p>kinetic</text:p>
          </table:table-cell>
          <table:table-cell table:style-name="ce5" table:formula="of:=[.B11]/[.B14]" office:value-type="float" office:value="3.8490017945975">
            <text:p>3.849E+000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freq</text:p>
          </table:table-cell>
          <table:table-cell table:style-name="ce4" table:formula="of:=[.$G$6]*[.$B$4]/([.$G$10])" office:value-type="float" office:value="17.588939839719">
            <text:p>1.76E+001</text:p>
          </table:table-cell>
          <table:table-cell/>
        </table:table-row>
        <table:table-row table:style-name="ro2">
          <table:table-cell office:value-type="string">
            <text:p>magnetic</text:p>
          </table:table-cell>
          <table:table-cell table:style-name="ce5" table:formula="of:=[.B11]/[.B19]" office:value-type="float" office:value="1.44978564986523">
            <text:p>1.450E+000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plasma frequency</text:p>
          </table:table-cell>
          <table:table-cell table:style-name="ce4" table:formula="of:=SQRT([.$B$5]*[.$G$6]*[.$G$6]/([.$G$11]*[.$G$10]))" office:value-type="float" office:value="178.402382302553">
            <text:p>1.78E+002</text:p>
          </table:table-cell>
          <table:table-cell/>
        </table:table-row>
        <table:table-row table:style-name="ro4">
          <table:table-cell office:value-type="string">
            <text:p>dt</text:p>
          </table:table-cell>
          <table:table-cell table:style-name="ce4" office:value-type="float" office:value="1">
            <text:p>1.00E+000</text:p>
          </table:table-cell>
          <table:table-cell table:number-columns-repeated="3"/>
          <table:table-cell office:value-type="string">
            <text:p>Lower hybrid frequency</text:p>
          </table:table-cell>
          <table:table-cell table:style-name="ce7" table:formula="of:=SQRT(([.G24]*[.G24]+[.G20]*[.G20])/(1+[.G26]*[.G26]/([.G25]*[.G25])))" office:value-type="float" office:value="0.408485611299076">
            <text:p>4.08E-001</text:p>
          </table:table-cell>
          <table:table-cell/>
        </table:table-row>
        <table:table-row table:style-name="ro2">
          <table:table-cell office:value-type="string">
            <text:p>Proton gyroperiod/dt</text:p>
          </table:table-cell>
          <table:table-cell table:formula="of:=[.G21]/[.B27]" office:value-type="float" office:value="655.944707462517">
            <text:p>655.9447074625</text:p>
          </table:table-cell>
          <table:table-cell table:number-columns-repeated="6"/>
        </table:table-row>
        <table:table-row table:style-name="ro2">
          <table:table-cell/>
          <table:table-cell table:style-name="ce4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8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Electron gyrofreq</text:p>
          </table:table-cell>
          <table:table-cell table:formula="of:=[.G6]*[.B4]/[.G10]" office:value-type="float" office:value="17.588939839719">
            <text:p>17.588939839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(/!\ B_max not rigorous)</text:p>
          </table:table-cell>
          <table:table-cell/>
          <table:table-cell office:value-type="string">
            <text:p>Electron gyroperiod</text:p>
          </table:table-cell>
          <table:table-cell table:formula="of:=2*3.14159/[.G36]" office:value-type="float" office:value="0.357223349289732">
            <text:p>0.3572233493</text:p>
          </table:table-cell>
          <table:table-cell table:style-name="ce8" office:value-type="string">
            <text:p>1/s</text:p>
          </table:table-cell>
        </table:table-row>
        <table:table-row table:style-name="ro2">
          <table:table-cell table:number-columns-repeated="7"/>
          <table:table-cell table:style-name="ce8" office:value-type="string">
            <text:p>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3/26/2012</text:date>, <text:time>11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30T10:19:11</meta:creation-date>
    <dc:date>2012-03-26T11:48:02</dc:date>
    <meta:editing-duration>P3DT3H33M12S</meta:editing-duration>
    <meta:editing-cycles>17</meta:editing-cycles>
    <meta:generator>LibreOffice/3.3$Unix LibreOffice_project/330m19$Build-401</meta:generator>
    <meta:document-statistic meta:table-count="3" meta:cell-count="111" meta:object-count="0"/>
  </office:meta>
</office:document-meta>
</file>